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paragraph-properties fo:text-align="start"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1" style:family="paragraph" style:parent-style-name="Standard" style:list-style-name="L16">
      <style:paragraph-properties fo:text-align="start" style:justify-single-word="false"/>
      <style:text-properties style:use-window-font-color="true"/>
    </style:style>
    <style:style style:name="P7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16">
      <style:paragraph-properties fo:text-align="start" style:justify-single-word="false"/>
    </style:style>
    <style:style style:name="P76"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77"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25295071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63"><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72">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713935846"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1041437225"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974913376" text:style-name="L4">
        <text:list-item>
          <text:p text:style-name="P36">user_id (INTEGER, FK, NOT NULL)</text:p>
        </text:list-item>
        <text:list-item>
          <text:p text:style-name="P36">subject_id (INTEGER, FK, NOT NULL)</text:p>
        </text:list-item>
        <text:list-item>
          <text:p text:style-name="P73">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477182092"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1141937663"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4">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926674221"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5"><text:soft-page-break/>slide types:</text:p>
      <text:list xml:id="list572331715" text:style-name="L8">
        <text:list-item>
          <text:p text:style-name="P6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4"><text:span text:style-name="T2">title</text:span><text:span text:style-name="T3">: only title in the center</text:span></text:p>
        </text:list-item>
        <text:list-item>
          <text:p text:style-name="P64"><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4"><text:span text:style-name="T2">image1</text:span><text:span text:style-name="T3">: a small text area and a small picture</text:span></text:p>
        </text:list-item>
        <text:list-item>
          <text:p text:style-name="P64"><text:span text:style-name="T2">image2</text:span><text:span text:style-name="T3">: two small pictures, without title</text:span></text:p>
        </text:list-item>
        <text:list-item>
          <text:p text:style-name="P64"><text:span text:style-name="T2">image3</text:span><text:span text:style-name="T3">: a big picture, without title</text:span></text:p>
        </text:list-item>
        <text:list-item>
          <text:p text:style-name="P64"><text:span text:style-name="T2">image4</text:span><text:span text:style-name="T3">: four pictures, without title</text:span></text:p>
        </text:list-item>
        <text:list-item>
          <text:p text:style-name="P64"><text:span text:style-name="T2">audio</text:span><text:span text:style-name="T3">: small text area and a small audio player</text:span></text:p>
        </text:list-item>
        <text:list-item>
          <text:p text:style-name="P64"><text:span text:style-name="T2">video1</text:span><text:span text:style-name="T3">: small text area and a small video player</text:span></text:p>
        </text:list-item>
        <text:list-item>
          <text:p text:style-name="P64"><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571560631"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453911754"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82915264"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574379603"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097253134"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390696275"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1484709"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489393407" text:continue-list="list2097253134"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046586919"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005531238" text:style-name="L13">
        <text:list-item>
          <text:p text:style-name="P6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5"><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653183476" text:style-name="L14">
        <text:list-item>
          <text:p text:style-name="P66"><text:span text:style-name="T15">if an item is </text:span><text:span text:style-name="T12">private</text:span><text:span text:style-name="T14"> </text:span><text:span text:style-name="T15">it can be seen only by its owner</text:span></text:p>
        </text:list-item>
        <text:list-item>
          <text:p text:style-name="P66"><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096372080" text:style-name="L15">
        <text:list-item>
          <text:p text:style-name="P67"><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791470039" text:style-name="L16">
        <text:list-item>
          <text:p text:style-name="P71"><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1"><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5"><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5"><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5"><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5"><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408331350"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827907303" text:style-name="L18">
        <text:list-item>
          <text:p text:style-name="P45">buttons to order the lessons according to their parameters (except for the suggested lessons)</text:p>
        </text:list-item>
        <text:list-item>
          <text:p text:style-name="P68"><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728961089"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875611623" text:style-name="L20">
        <text:list-item>
          <text:p text:style-name="P62">preview<text:span text:style-name="T1">: opens a pop up with shadow, which contains the lesson viewer;</text:span></text:p>
        </text:list-item>
        <text:list-item>
          <text:p text:style-name="P62">add<text:span text:style-name="T1">: creates a bookmark;</text:span></text:p>
        </text:list-item>
        <text:list-item>
          <text:p text:style-name="P62">remove<text:span text:style-name="T1">: deletes the lesson from the list, deletes the bookmark and every line of virtual_classroom_lessons;</text:span></text:p>
        </text:list-item>
        <text:list-item>
          <text:p text:style-name="P6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2">publish<text:span text:style-name="T1">: saves the lesson as public (you have to confirm that you want the lesson and all its elements to be public);</text:span></text:p>
        </text:list-item>
        <text:list-item>
          <text:p text:style-name="P6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2">virtual classroom<text:span text:style-name="T1">: it is a on/off button; it just add / removes elements of </text:span><text:span text:style-name="T1">virtual_classroom_lessons;</text:span></text:p>
        </text:list-item>
        <text:list-item>
          <text:p text:style-name="P62">delete<text:span text:style-name="T1">: same behavior of 'edit', it must send notifications to who is using this lesson, and then delete all bookmarks and virtual classroom elements (it must also ask for confirmation);</text:span></text:p>
        </text:list-item>
        <text:list-item>
          <text:p text:style-name="P62">like<text:span text:style-name="T1">: on/off button, creates and deletes rows from the table likes;</text:span></text:p>
        </text:list-item>
        <text:list-item>
          <text:p text:style-name="P62">copy<text:span text:style-name="T1">: creates a clone of the lesson with all its slides and elements, with user_id = mine, and </text:span><text:span text:style-name="T1">copied_and_not_modified switched to true</text:span></text:p>
        </text:list-item>
        <text:list-item>
          <text:p text:style-name="P62">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507022071"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10"/>
      <text:p text:style-name="P5">Actions and consequences of each button for elements:</text:p>
      <text:list xml:id="list1549768653" text:continue-list="list1875611623" text:style-name="L20">
        <text:list-item>
          <text:p text:style-name="P62">preview<text:span text:style-name="T1">: opens a pop up with thumbnail and information</text:span></text:p>
        </text:list-item>
        <text:list-item>
          <text:p text:style-name="P62">add<text:span text:style-name="T1">: creates a bookmark for that element</text:span></text:p>
        </text:list-item>
        <text:list-item>
          <text:p text:style-name="P62">report<text:span text:style-name="T1">: opens a form to report the lesson</text:span></text:p>
        </text:list-item>
        <text:list-item>
          <text:p text:style-name="P62">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2">remove<text:span text:style-name="T1">: removes the bookmark</text:span></text:p>
        </text:list-item>
        <text:list-item>
          <text:p text:style-name="P6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9">name</text:p>
          </table:table-cell>
          <table:table-cell table:style-name="Tabella1.A1" office:value-type="string">
            <text:p text:style-name="P29">icon</text:p>
          </table:table-cell>
          <table:table-cell table:style-name="Tabella1.A1" office:value-type="string">
            <text:p text:style-name="P29">lesson states</text:p>
          </table:table-cell>
          <table:table-cell table:style-name="Tabella1.A1" office:value-type="string">
            <text:p text:style-name="P29">element states</text:p>
          </table:table-cell>
          <table:table-cell table:style-name="Tabella1.E1" office:value-type="string">
            <text:p text:style-name="P29">type</text:p>
          </table:table-cell>
        </table:table-row>
        <table:table-row>
          <table:table-cell table:style-name="Tabella1.A2" office:value-type="string">
            <text:p text:style-name="P27">Preview</text:p>
          </table:table-cell>
          <table:table-cell table:style-name="Tabella1.B2" office:value-type="string">
            <text:p text:style-name="P27">an eye</text:p>
          </table:table-cell>
          <table:table-cell table:style-name="Tabella1.C2" office:value-type="string">
            <text:p text:style-name="P27">1, 2, 3, 4, 5</text:p>
          </table:table-cell>
          <table:table-cell table:style-name="Tabella1.D2" office:value-type="string">
            <text:p text:style-name="P27">1, 2, 3</text:p>
          </table:table-cell>
          <table:table-cell table:style-name="Tabella1.E2" office:value-type="string">
            <text:p text:style-name="P27">action</text:p>
          </table:table-cell>
        </table:table-row>
        <table:table-row>
          <table:table-cell table:style-name="Tabella1.A3" office:value-type="string">
            <text:p text:style-name="P31">Edit</text:p>
          </table:table-cell>
          <table:table-cell table:style-name="Tabella1.B3" office:value-type="string">
            <text:p text:style-name="P31">a pencil</text:p>
          </table:table-cell>
          <table:table-cell table:style-name="Tabella1.C3" office:value-type="string">
            <text:p text:style-name="P31">1, 2, 5</text:p>
          </table:table-cell>
          <table:table-cell table:style-name="Tabella1.D3" office:value-type="string">
            <text:p text:style-name="P31">1, 3</text:p>
          </table:table-cell>
          <table:table-cell table:style-name="Tabella1.E3" office:value-type="string">
            <text:p text:style-name="P31">action</text:p>
          </table:table-cell>
        </table:table-row>
        <table:table-row>
          <table:table-cell table:style-name="Tabella1.A4" office:value-type="string">
            <text:p text:style-name="P31">Publish</text:p>
          </table:table-cell>
          <table:table-cell table:style-name="Tabella1.B4" office:value-type="string">
            <text:p text:style-name="P31">links</text:p>
          </table:table-cell>
          <table:table-cell table:style-name="Tabella1.C4" office:value-type="string">
            <text:p text:style-name="P31">1</text:p>
          </table:table-cell>
          <table:table-cell table:style-name="Tabella1.D4" office:value-type="string">
            <text:p text:style-name="P31">-</text:p>
          </table:table-cell>
          <table:table-cell table:style-name="Tabella1.E4" office:value-type="string">
            <text:p text:style-name="P31">state change</text:p>
          </table:table-cell>
        </table:table-row>
        <table:table-row>
          <table:table-cell table:style-name="Tabella1.A5" office:value-type="string">
            <text:p text:style-name="P31">Unpublish</text:p>
          </table:table-cell>
          <table:table-cell table:style-name="Tabella1.B5" office:value-type="string">
            <text:p text:style-name="P31">lightened eye</text:p>
          </table:table-cell>
          <table:table-cell table:style-name="Tabella1.C5" office:value-type="string">
            <text:p text:style-name="P31">5</text:p>
          </table:table-cell>
          <table:table-cell table:style-name="Tabella1.D5" office:value-type="string">
            <text:p text:style-name="P31">-</text:p>
          </table:table-cell>
          <table:table-cell table:style-name="Tabella1.E5" office:value-type="string">
            <text:p text:style-name="P31">state change</text:p>
          </table:table-cell>
        </table:table-row>
        <table:table-row>
          <table:table-cell table:style-name="Tabella1.A6" office:value-type="string">
            <text:p text:style-name="P31">Add</text:p>
          </table:table-cell>
          <table:table-cell table:style-name="Tabella1.B6" office:value-type="string">
            <text:p text:style-name="P31">plus</text:p>
          </table:table-cell>
          <table:table-cell table:style-name="Tabella1.C6" office:value-type="string">
            <text:p text:style-name="P31">4</text:p>
          </table:table-cell>
          <table:table-cell table:style-name="Tabella1.D6" office:value-type="string">
            <text:p text:style-name="P31">2</text:p>
          </table:table-cell>
          <table:table-cell table:style-name="Tabella1.E6" office:value-type="string">
            <text:p text:style-name="P31">state change</text:p>
          </table:table-cell>
        </table:table-row>
        <table:table-row>
          <table:table-cell table:style-name="Tabella1.A7" office:value-type="string">
            <text:p text:style-name="P31">Remove</text:p>
          </table:table-cell>
          <table:table-cell table:style-name="Tabella1.B7" office:value-type="string">
            <text:p text:style-name="P31">minus</text:p>
          </table:table-cell>
          <table:table-cell table:style-name="Tabella1.C7" office:value-type="string">
            <text:p text:style-name="P31">3</text:p>
          </table:table-cell>
          <table:table-cell table:style-name="Tabella1.D7" office:value-type="string">
            <text:p text:style-name="P31">3</text:p>
          </table:table-cell>
          <table:table-cell table:style-name="Tabella1.E7" office:value-type="string">
            <text:p text:style-name="P31">state change</text:p>
          </table:table-cell>
        </table:table-row>
        <table:table-row>
          <table:table-cell table:style-name="Tabella1.A8" office:value-type="string">
            <text:p text:style-name="P31">Destroy</text:p>
          </table:table-cell>
          <table:table-cell table:style-name="Tabella1.B8" office:value-type="string">
            <text:p text:style-name="P31">cross</text:p>
          </table:table-cell>
          <table:table-cell table:style-name="Tabella1.C8" office:value-type="string">
            <text:p text:style-name="P31">1, 2, 5</text:p>
          </table:table-cell>
          <table:table-cell table:style-name="Tabella1.D8" office:value-type="string">
            <text:p text:style-name="P31">1</text:p>
          </table:table-cell>
          <table:table-cell table:style-name="Tabella1.E8" office:value-type="string">
            <text:p text:style-name="P31">action</text:p>
          </table:table-cell>
        </table:table-row>
        <table:table-row>
          <table:table-cell table:style-name="Tabella1.A11" office:value-type="string">
            <text:p text:style-name="P31">Like</text:p>
          </table:table-cell>
          <table:table-cell table:style-name="Tabella1.B9" office:value-type="string">
            <text:p text:style-name="P31">star</text:p>
          </table:table-cell>
          <table:table-cell table:style-name="Tabella1.C11" office:value-type="string">
            <text:p text:style-name="P31">3, 4</text:p>
          </table:table-cell>
          <table:table-cell table:style-name="Tabella1.D9" office:value-type="string">
            <text:p text:style-name="P31">-</text:p>
          </table:table-cell>
          <table:table-cell table:style-name="Tabella1.E9" office:value-type="string">
            <text:p text:style-name="P31">switch on/off</text:p>
          </table:table-cell>
        </table:table-row>
        <table:table-row>
          <table:table-cell table:style-name="Tabella1.A11" office:value-type="string">
            <text:p text:style-name="P31">Report</text:p>
          </table:table-cell>
          <table:table-cell table:style-name="Tabella1.B10" office:value-type="string">
            <text:p text:style-name="P31">forbidden</text:p>
          </table:table-cell>
          <table:table-cell table:style-name="Tabella1.C11" office:value-type="string">
            <text:p text:style-name="P31">3, 4</text:p>
          </table:table-cell>
          <table:table-cell table:style-name="Tabella1.D10" office:value-type="string">
            <text:p text:style-name="P31">2, 3</text:p>
          </table:table-cell>
          <table:table-cell table:style-name="Tabella1.E10" office:value-type="string">
            <text:p text:style-name="P31">action</text:p>
          </table:table-cell>
        </table:table-row>
        <table:table-row>
          <table:table-cell table:style-name="Tabella1.A11" office:value-type="string">
            <text:p text:style-name="P31">Virtual Classroom</text:p>
          </table:table-cell>
          <table:table-cell table:style-name="Tabella1.B11" office:value-type="string">
            <text:p text:style-name="P31">eye in a box</text:p>
          </table:table-cell>
          <table:table-cell table:style-name="Tabella1.C11" office:value-type="string">
            <text:p text:style-name="P31">1, 3, 5</text:p>
          </table:table-cell>
          <table:table-cell table:style-name="Tabella1.D11" office:value-type="string">
            <text:p text:style-name="P31">-</text:p>
          </table:table-cell>
          <table:table-cell table:style-name="Tabella1.E11" office:value-type="string">
            <text:p text:style-name="P31">switch on/off</text:p>
          </table:table-cell>
        </table:table-row>
        <table:table-row>
          <table:table-cell table:style-name="Tabella1.A12" office:value-type="string">
            <text:p text:style-name="P31">Copy</text:p>
          </table:table-cell>
          <table:table-cell table:style-name="Tabella1.B12" office:value-type="string">
            <text:p text:style-name="P31">pages</text:p>
          </table:table-cell>
          <table:table-cell table:style-name="Tabella1.C12" office:value-type="string">
            <text:p text:style-name="P31">1, 3, 5</text:p>
          </table:table-cell>
          <table:table-cell table:style-name="Tabella1.D12" office:value-type="string">
            <text:p text:style-name="P31">-</text:p>
          </table:table-cell>
          <table:table-cell table:style-name="Tabella1.E12" office:value-type="string">
            <text:p text:style-name="P31">action</text:p>
          </table:table-cell>
        </table:table-row>
        <table:table-row>
          <table:table-cell table:style-name="Tabella1.A13" office:value-type="string">
            <text:p text:style-name="P31">Change Info</text:p>
          </table:table-cell>
          <table:table-cell table:style-name="Tabella1.B13" office:value-type="string">
            <text:p text:style-name="P31">?</text:p>
          </table:table-cell>
          <table:table-cell table:style-name="Tabella1.C13" office:value-type="string">
            <text:p text:style-name="P31">-</text:p>
          </table:table-cell>
          <table:table-cell table:style-name="Tabella1.D13" office:value-type="string">
            <text:p text:style-name="P31">1</text:p>
          </table:table-cell>
          <table:table-cell table:style-name="Tabella1.E13" office:value-type="string">
            <text:p text:style-name="P31">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338687475" text:style-name="L22">
        <text:list-item>
          <text:p text:style-name="P48"><text:span text:style-name="T13">compact</text:span> (the only option available in 'my lesson', and 'search lessons'; an option for the section 'my elements'; the only option for 'search elements')</text:p>
        </text:list-item>
        <text:list-item>
          <text:p text:style-name="P69">expanded <text:span text:style-name="T20">(the only option in the dashboard for both lessons and media elements; the default option in 'my elements')</text:span></text:p>
        </text:list-item>
      </text:list>
      <text:p text:style-name="P10"/>
      <text:list xml:id="list103868969" text:style-name="L23">
        <text:list-item>
          <text:p text:style-name="P70"><text:span text:style-name="T19">compact lesson</text:span><text:span text:style-name="T20"> =&gt; on a raw; it's possible to click on it and open additional information, </text:span><text:span text:style-name="T16">including the report button if available</text:span></text:p>
        </text:list-item>
        <text:list-item>
          <text:p text:style-name="P70"><text:span text:style-name="T19">expanded lesson</text:span><text:span text:style-name="T20"> =&gt; it's not possible to expand any additional information; </text:span><text:span text:style-name="T16">there is no 'report' button, even if available</text:span></text:p>
        </text:list-item>
        <text:list-item>
          <text:p text:style-name="P70"><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0"><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376280108" text:style-name="L24">
        <text:list-item>
          <text:p text:style-name="P49">crop and cut parts of the image</text:p>
        </text:list-item>
        <text:list-item>
          <text:p text:style-name="P49">insert text, deciding font size, color and position</text:p>
        </text:list-item>
      </text:list>
      <text:p text:style-name="P3"/>
      <text:p text:style-name="P5">Actions available in the audio editor:</text:p>
      <text:list xml:id="list73592521"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5">Actions available in the video editor:</text:p>
      <text:list xml:id="list276291911"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690934905"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6">2.6 – Virtual classroom</text:p>
      <text:p text:style-name="P16"/>
      <text:p text:style-name="P3">A lesson can appear in the virtual classroom only under the following conditions:</text:p>
      <text:list xml:id="list232467561"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940809635"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0">Dove si trova</text:p>
          </table:table-cell>
          <table:table-cell table:style-name="Tabella3.A1" office:value-type="string">
            <text:p text:style-name="P30">Cosa si controlla</text:p>
          </table:table-cell>
          <table:table-cell table:style-name="Tabella3.C1" office:value-type="string">
            <text:p text:style-name="P30">Che tipo di controllo</text:p>
          </table:table-cell>
        </table:table-row>
        <table:table-row>
          <table:table-cell table:style-name="Tabella3.A2" office:value-type="string">
            <text:p text:style-name="P28">SchoolLevel</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choolLevel</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email, name, surname, location_id, school_level_id, school</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Numericality integer &gt; 0 of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associated element for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Uniqueness of email and correct format, and can't change after the first time</text:p>
          </table:table-cell>
          <table:table-cell table:style-name="Tabella3.C2" office:value-type="string">
            <text:p text:style-name="P28">validation</text:p>
          </table:table-cell>
        </table:table-row>
        <text:soft-page-break/>
        <table:table-row>
          <table:table-cell table:style-name="Tabella3.A2" office:value-type="string">
            <text:p text:style-name="P28">User</text:p>
          </table:table-cell>
          <table:table-cell table:style-name="Tabella3.A2" office:value-type="string">
            <text:p text:style-name="P28">Email, name, surname, school &lt; 255</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subject_id and user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Numericality integer &gt; 0 of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associated element for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Uniqueness of the couple [user_id, subject_id]</text:p>
          </table:table-cell>
          <table:table-cell table:style-name="Tabella3.C2"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8">callback</text:p>
          </table:table-cell>
        </table:table-row>
        <table:table-row>
          <table:table-cell table:style-name="Tabella3.A17" office:value-type="string">
            <text:p text:style-name="P28">MediaElement</text:p>
          </table:table-cell>
          <table:table-cell table:style-name="Tabella3.A17" office:value-type="string">
            <text:p text:style-name="P3">Cascade destruction for table media_elements_slides</text:p>
          </table:table-cell>
          <table:table-cell table:style-name="Tabella3.C17" office:value-type="string">
            <text:p text:style-name="P28">postgre callback</text:p>
          </table:table-cell>
        </table:table-row>
        <table:table-row>
          <table:table-cell table:style-name="Tabella3.A17" office:value-type="string">
            <text:p text:style-name="P28">MediaElement</text:p>
          </table:table-cell>
          <table:table-cell table:style-name="Tabella3.A17" office:value-type="string">
            <text:p text:style-name="P28">Presence of user_id, title, description</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is_public included in [true, fals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sti_type included in ['Video', 'Audio', 'Imag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Numericality of user_id and duration, integer &gt; 0, only for duration nil is allowed</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Title &lt;= 40, description &lt;= 280</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Presence of associated element for user_id</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ation date must be present in the correct format if public, and must be nil if not public</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Duration must be null if type is image, and can't be null if type is video or audio</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 must be false if new record</text:p>
          </table:table-cell>
          <table:table-cell table:style-name="Tabella3.C17"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public, nothing can change except for user_id (this is for the eventuality of deletion of user)</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not public, user_id can't <text:soft-page-break/>chang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ti_type can't change in any cas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The element is not destroyable if public</text:p>
          </table:table-cell>
          <table:table-cell table:style-name="Tabella3.C2" office:value-type="string">
            <text:p text:style-name="P28">callback</text:p>
          </table:table-cell>
        </table:table-row>
        <table:table-row>
          <table:table-cell table:style-name="Tabella3.A2" office:value-type="string">
            <text:p text:style-name="P28">MediaElement</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Presence of user_id, subject_id, school_level_id, title, description, token</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Numericality integer &gt; 0 of user_id, subject_id, and parent_id allow_ni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Inclusion of is_public and copied_not_modified in [true, fals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itle &lt;= 40, descripion &lt;= 28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et null on parent_id of its copies when deleted</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he tables reports, bookmarks and taggings</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able slides, virtual_classroom_lessons and likes</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Public must be false for new records</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standard coverslide if new record</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opied_and_modified and public can't be both tru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token</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Token, user_id and parent_id (if not null) can't be changed after initialize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Uniqueness of the couple of <text:soft-page-break/>[user_id, parent_id] if parent_id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arent_id != self.i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resence of associated elements for user_id, subject_id, school_level_id, and parent_id if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oken is long 2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Presence of lesson_id, position, kin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Numericality integer &gt; 0 for lesson_id, positi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lt;= 40</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Uniqueness with scope for the couple [position,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Kind must be included in ['cover', 'title', 'text', 'image1', 'image2', 'image3', 'image4', 'audio', 'video1',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Presence in the database of associated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f not new record it is not possible to change kind and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t's not possible to delete a cover</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Cascade destruction for table media_elements_slides (8)</text:p>
          </table:table-cell>
          <table:table-cell table:style-name="Tabella3.C2" office:value-type="string">
            <text:p text:style-name="P28">postgre callback</text:p>
          </table:table-cell>
        </table:table-row>
        <table:table-row>
          <table:table-cell table:style-name="Tabella3.A2" office:value-type="string">
            <text:p text:style-name="P28">Slide</text:p>
          </table:table-cell>
          <table:table-cell table:style-name="Tabella3.A2" office:value-type="string">
            <text:p text:style-name="P28">Cover must have position 1, other slides can't have position 1</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Cover must be unique in the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ext must be empty if of kind 'cover', 'title', 'image2', 'image3', <text:soft-page-break/>'image4',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must be empty if of kind 'image2', 'image3', 'image4', 'video2'</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numericality int &gt; 0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numericality int allow nil for alignment</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in db of associated fields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of all the fields except for alignment and caption</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nclusion of position in [1, 2, 3, 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ompatibility of the type of media element with the type of slide (image for coverslide is allow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uniqueness of the triple [position, media_element_i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osition can't be 2 if the slide type does not allow two elements (only image2 and image4 do); position can't be 3 or 4 if kind of the slide is not 'image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aption must be null if the type of the element is not image</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alignment must be null if the type of the element is not image, and it can't be null if it is an image (it's 0 if not allign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the media_element must be loaded by me or public</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mpossible to change slide_id after sav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presence of user_id and 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numericality, integer &gt; 0, for user_id, <text:soft-page-break/>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Inclusion of bookmark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Uniqueness with scope of the triple [user_id, bookmarkable_id, bookmarkable_typ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Presence of associated element to user_id and bookmarkable_id (lessons or media elements)</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 lesson that does not belong to him and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n element that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Cascade destruction for virtual classroom lessons</text:p>
          </table:table-cell>
          <table:table-cell table:style-name="Tabella3.C2" office:value-type="string">
            <text:p text:style-name="P28">callback</text:p>
          </table:table-cell>
        </table:table-row>
        <table:table-row>
          <table:table-cell table:style-name="Tabella3.A2" office:value-type="string">
            <text:p text:style-name="P28">Bookmark</text:p>
          </table:table-cell>
          <table:table-cell table:style-name="Tabella3.A2" office:value-type="string">
            <text:p text:style-name="P28">After saving a bookmark, it can't be changed in any of its fields</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for lesson_id a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allowing null value for position</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resence of associated elements for user_id, lesson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Uniqueness with scope on the couple [user_id, lesson_id] and on the couple [user_id, position] if position not null</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must exist bookmark before, or the lesson is min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not possible to create a record if the associated lesson results as copied_not_modified = tru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Impossible to change user_id and lesson_id on a existing <text:soft-page-break/>recor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osition must be null if new record (I can't add directly a lesson to the playlist)</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Impossible to add elements to the playlist if we already reached the maximum</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Impossible to change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Automatic conversion to lowercase without spaces to left and right</text:p>
          </table:table-cell>
          <table:table-cell table:style-name="Tabella3.C2" office:value-type="string">
            <text:p text:style-name="P28">callback</text:p>
          </table:table-cell>
        </table:table-row>
        <table:table-row>
          <table:table-cell table:style-name="Tabella3.A2" office:value-type="string">
            <text:p text:style-name="P28">Tag</text:p>
          </table:table-cell>
          <table:table-cell table:style-name="Tabella3.A2" office:value-type="string">
            <text:p text:style-name="P28">Length of word included in [min, max] where min and max are configured in config/config.yml</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Presence of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Uniqueness of wor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taggable_id and tag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Numericality int &gt; 0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nclusion of tagg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uniqueness with scope for the triple [tag_id, taggable_id, taggable_typ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associated element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change any field after saving the first tim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destroy the record if it represents the last tag associated to an item above the configurated treshold</text:p>
          </table:table-cell>
          <table:table-cell table:style-name="Tabella3.C2" office:value-type="string">
            <text:p text:style-name="P28">callback</text:p>
          </table:table-cell>
        </table:table-row>
        <table:table-row>
          <table:table-cell table:style-name="Tabella3.A2" office:value-type="string">
            <text:p text:style-name="P28">Notification</text:p>
          </table:table-cell>
          <table:table-cell table:style-name="Tabella3.A2" office:value-type="string">
            <text:p text:style-name="P28">Presence of user_id and message</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umericality int &gt; 0 of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Presence of associated element for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Inclusion of seen in [true, false]</text:p>
          </table:table-cell>
          <table:table-cell table:style-name="Tabella3.C2" office:value-type="string">
            <text:p text:style-name="P28">validation</text:p>
          </table:table-cell>
        </table:table-row>
        <text:soft-page-break/>
        <table:table-row>
          <table:table-cell table:style-name="Tabella3.A2" office:value-type="string">
            <text:p text:style-name="P28">Notification</text:p>
          </table:table-cell>
          <table:table-cell table:style-name="Tabella3.A2" office:value-type="string">
            <text:p text:style-name="P28">Seen can't be true when new record, nor set back to false once it has been set as true later</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ot possible to change user_id and message after the first save</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Presence of comment, reportable_id, 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umericality int &gt; 0 of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Presence of associated elements for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Inclusion of report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Uniqueness of the triple [reportable_id, reportable_type, <text:s/>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ot possible to change user_id, reportable_id, comment, reportable_typ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Numericality int &gt; 0 of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associated elements for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Uniqueness of user_id +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change a lik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like the own lessons of an user</text:p>
          </table:table-cell>
          <table:table-cell table:style-name="Tabella3.C2" office:value-type="string">
            <text:p text:style-name="P28">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829738963"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5">Besides the cascade destructions, there are the following callbacks:</text:p>
      <text:list xml:id="list559987486"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77">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9">#</text:p>
          </table:table-cell>
          <table:table-cell table:style-name="Tabella4.A1" office:value-type="string">
            <text:p text:style-name="P29">method</text:p>
          </table:table-cell>
          <table:table-cell table:style-name="Tabella4.A1" office:value-type="string">
            <text:p text:style-name="P29">description</text:p>
          </table:table-cell>
          <table:table-cell table:style-name="Tabella4.D1" office:value-type="string">
            <text:p text:style-name="P29">returns</text:p>
          </table:table-cell>
        </table:table-row>
        <table:table-row>
          <table:table-cell table:style-name="Tabella4.A2" office:value-type="string">
            <text:p text:style-name="P27">1</text:p>
          </table:table-cell>
          <table:table-cell table:style-name="Tabella4.B2" office:value-type="string">
            <text:p text:style-name="P28">User.create_user(email, name, surname, school, school_level_id, location_id, subject_ids)</text:p>
          </table:table-cell>
          <table:table-cell table:style-name="Tabella4.C2" office:value-type="string">
            <text:p text:style-name="P28">Creates an user and forces the presence of at least a subject. Parameter subject_ids is an array of ids.</text:p>
          </table:table-cell>
          <table:table-cell table:style-name="Tabella4.D2" office:value-type="string">
            <text:p text:style-name="P28">obj / nil</text:p>
            <text:p text:style-name="P28">(no msg)</text:p>
          </table:table-cell>
        </table:table-row>
        <table:table-row>
          <table:table-cell table:style-name="Tabella4.A2" office:value-type="string">
            <text:p text:style-name="P27">2</text:p>
          </table:table-cell>
          <table:table-cell table:style-name="Tabella4.B3" office:value-type="string">
            <text:p text:style-name="P28">@user.edit_fields(name, surname, school, school_level_id, location_id, subject_ids)</text:p>
          </table:table-cell>
          <table:table-cell table:style-name="Tabella4.C3" office:value-type="string">
            <text:p text:style-name="P28">Same controls of the method create_user.</text:p>
          </table:table-cell>
          <table:table-cell table:style-name="Tabella4.D3" office:value-type="string">
            <text:p text:style-name="P28">true / false</text:p>
          </table:table-cell>
        </table:table-row>
        <table:table-row>
          <table:table-cell table:style-name="Tabella4.A2" office:value-type="string">
            <text:p text:style-name="P27">3</text:p>
          </table:table-cell>
          <table:table-cell table:style-name="Tabella4.B4" office:value-type="string">
            <text:p text:style-name="P28">@user.destroy_with_dependencies</text:p>
          </table:table-cell>
          <table:table-cell table:style-name="Tabella4.C4" office:value-type="string">
            <text:p text:style-name="P28">Destroys manually all the dependent objects, and assigns to all public media_elements the user_id of admin user (found by email configurated in config.yml)</text:p>
          </table:table-cell>
          <table:table-cell table:style-name="Tabella4.D4" office:value-type="string">
            <text:p text:style-name="P28">true / false</text:p>
          </table:table-cell>
        </table:table-row>
        <table:table-row>
          <table:table-cell table:style-name="Tabella4.A2" office:value-type="string">
            <text:p text:style-name="P27">4</text:p>
          </table:table-cell>
          <table:table-cell table:style-name="Tabella4.B5" office:value-type="string">
            <text:p text:style-name="P28">@lesson.copy(user_id)</text:p>
          </table:table-cell>
          <table:table-cell table:style-name="Tabella4.C5" office:value-type="string">
            <text:p text:style-name="P28">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8">obj / nil</text:p>
          </table:table-cell>
        </table:table-row>
        <table:table-row>
          <table:table-cell table:style-name="Tabella4.A2" office:value-type="string">
            <text:p text:style-name="P27">5</text:p>
          </table:table-cell>
          <table:table-cell table:style-name="Tabella4.B6" office:value-type="string">
            <text:p text:style-name="P28">@lesson.publish</text:p>
          </table:table-cell>
          <table:table-cell table:style-name="Tabella4.C6" office:value-type="string">
            <text:p text:style-name="P28">Saves the lesson as public; saves all the private media elements contained in it as public, setting as publication_date a fixed time selected at the beginning of the process.</text:p>
          </table:table-cell>
          <table:table-cell table:style-name="Tabella4.D6" office:value-type="string">
            <text:p text:style-name="P28">true / false</text:p>
          </table:table-cell>
        </table:table-row>
        <table:table-row>
          <table:table-cell table:style-name="Tabella4.A2" office:value-type="string">
            <text:p text:style-name="P27">6</text:p>
          </table:table-cell>
          <table:table-cell table:style-name="Tabella4.B7" office:value-type="string">
            <text:p text:style-name="P28">@lesson.unpublish</text:p>
          </table:table-cell>
          <table:table-cell table:style-name="Tabella4.C7" office:value-type="string">
            <text:p text:style-name="P28">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8">true / false</text:p>
          </table:table-cell>
        </table:table-row>
        <table:table-row>
          <table:table-cell table:style-name="Tabella4.A2" office:value-type="string">
            <text:p text:style-name="P27">7</text:p>
          </table:table-cell>
          <table:table-cell table:style-name="Tabella4.B8" office:value-type="string">
            <text:p text:style-name="P28">@lesson.modify</text:p>
          </table:table-cell>
          <table:table-cell table:style-name="Tabella4.C8" office:value-type="string">
            <text:p text:style-name="P28">Saves the lesson setting copied_not_modifed = false</text:p>
          </table:table-cell>
          <table:table-cell table:style-name="Tabella4.D8" office:value-type="string">
            <text:p text:style-name="P28">true / false</text:p>
            <text:p text:style-name="P28">(no msg)</text:p>
          </table:table-cell>
        </table:table-row>
        <table:table-row>
          <table:table-cell table:style-name="Tabella4.A2" office:value-type="string">
            <text:p text:style-name="P27">8</text:p>
          </table:table-cell>
          <table:table-cell table:style-name="Tabella4.B9" office:value-type="string">
            <text:p text:style-name="P28">@lesson.destroy_with_notifications</text:p>
          </table:table-cell>
          <table:table-cell table:style-name="Tabella4.C9" office:value-type="string">
            <text:p text:style-name="P28">This is a wrapper of the automatic destroy (see <text:span text:style-name="T24">Section 3.2</text:span>). <text:s/>It also sends notifications to users for which the bookmarks were destroyed.</text:p>
          </table:table-cell>
          <table:table-cell table:style-name="Tabella4.D9" office:value-type="string">
            <text:p text:style-name="P28">true / false</text:p>
          </table:table-cell>
        </table:table-row>
        <table:table-row>
          <table:table-cell table:style-name="Tabella4.A2" office:value-type="string">
            <text:p text:style-name="P27">9</text:p>
          </table:table-cell>
          <table:table-cell table:style-name="Tabella4.B10" office:value-type="string">
            <text:p text:style-name="P28">@user.create_lesson(title, description, <text:s/>subject_id, tags)</text:p>
          </table:table-cell>
          <table:table-cell table:style-name="Tabella4.C10" office:value-type="string">
            <text:p text:style-name="P28">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8">obj / nil</text:p>
            <text:p text:style-name="P28">(no msg)</text:p>
          </table:table-cell>
        </table:table-row>
        <table:table-row>
          <table:table-cell table:style-name="Tabella4.A2" office:value-type="string">
            <text:p text:style-name="P27">10</text:p>
          </table:table-cell>
          <table:table-cell table:style-name="Tabella4.B11" office:value-type="string">
            <text:p text:style-name="P28">@slide.change_position(new_position)</text:p>
          </table:table-cell>
          <table:table-cell table:style-name="Tabella4.C11" office:value-type="string">
            <text:p text:style-name="P28">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8">true / false</text:p>
          </table:table-cell>
        </table:table-row>
        <table:table-row>
          <table:table-cell table:style-name="Tabella4.A2" office:value-type="string">
            <text:p text:style-name="P27">11</text:p>
          </table:table-cell>
          <table:table-cell table:style-name="Tabella4.B12" office:value-type="string">
            <text:p text:style-name="P28">@lesson.add_slide(kind, position)</text:p>
          </table:table-cell>
          <table:table-cell table:style-name="Tabella4.C12" office:value-type="string">
            <text:p text:style-name="P28">It checks that the type is correct, and it adds a slide in the selected position.</text:p>
          </table:table-cell>
          <table:table-cell table:style-name="Tabella4.D12" office:value-type="string">
            <text:p text:style-name="P28">obj / nil</text:p>
          </table:table-cell>
        </table:table-row>
        <table:table-row>
          <table:table-cell table:style-name="Tabella4.A2" office:value-type="string">
            <text:p text:style-name="P27">12</text:p>
          </table:table-cell>
          <table:table-cell table:style-name="Tabella4.B13" office:value-type="string">
            <text:p text:style-name="P28">@slide.destroy_with_positions</text:p>
          </table:table-cell>
          <table:table-cell table:style-name="Tabella4.C13" office:value-type="string">
            <text:p text:style-name="P28">It destroys the slide and sets affected positions.</text:p>
          </table:table-cell>
          <table:table-cell table:style-name="Tabella4.D13" office:value-type="string">
            <text:p text:style-name="P28">true / false</text:p>
          </table:table-cell>
        </table:table-row>
        <table:table-row>
          <table:table-cell table:style-name="Tabella4.A2" office:value-type="string">
            <text:p text:style-name="P27">13</text:p>
          </table:table-cell>
          <table:table-cell table:style-name="Tabella4.B14" office:value-type="string">
            <text:p text:style-name="P28">@slide.following</text:p>
          </table:table-cell>
          <table:table-cell table:style-name="Tabella4.C14" office:value-type="string">
            <text:p text:style-name="P28">Next slide.</text:p>
          </table:table-cell>
          <table:table-cell table:style-name="Tabella4.D14" office:value-type="string">
            <text:p text:style-name="P28">obj / nil</text:p>
            <text:p text:style-name="P28">(no msg)</text:p>
          </table:table-cell>
        </table:table-row>
        <table:table-row>
          <table:table-cell table:style-name="Tabella4.A2" office:value-type="string">
            <text:p text:style-name="P27">14</text:p>
          </table:table-cell>
          <table:table-cell table:style-name="Tabella4.B15" office:value-type="string">
            <text:p text:style-name="P28">@slide.previous</text:p>
          </table:table-cell>
          <table:table-cell table:style-name="Tabella4.C15" office:value-type="string">
            <text:p text:style-name="P28">Previous slide.</text:p>
          </table:table-cell>
          <table:table-cell table:style-name="Tabella4.D15" office:value-type="string">
            <text:p text:style-name="P28">obj / nil</text:p>
            <text:p text:style-name="P28">(no msg)</text:p>
          </table:table-cell>
        </table:table-row>
        <table:table-row>
          <table:table-cell table:style-name="Tabella4.A2" office:value-type="string">
            <text:p text:style-name="P27">15</text:p>
          </table:table-cell>
          <table:table-cell table:style-name="Tabella4.B16" office:value-type="string">
            <text:p text:style-name="P28">@media_element.check_and_destroy</text:p>
          </table:table-cell>
          <table:table-cell table:style-name="Tabella4.C16" office:value-type="string">
            <text:p text:style-name="P28">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8">true / false</text:p>
          </table:table-cell>
        </table:table-row>
        <text:soft-page-break/>
        <table:table-row>
          <table:table-cell table:style-name="Tabella4.A2" office:value-type="string">
            <text:p text:style-name="P27">16</text:p>
          </table:table-cell>
          <table:table-cell table:style-name="Tabella4.B17" office:value-type="string">
            <text:p text:style-name="P28">@virtual_classroom_lesson.change_position(position)</text:p>
          </table:table-cell>
          <table:table-cell table:style-name="Tabella4.C17" office:value-type="string">
            <text:p text:style-name="P28">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8">true / false</text:p>
          </table:table-cell>
        </table:table-row>
        <table:table-row>
          <table:table-cell table:style-name="Tabella4.A2" office:value-type="string">
            <text:p text:style-name="P27">17</text:p>
          </table:table-cell>
          <table:table-cell table:style-name="Tabella4.B18" office:value-type="string">
            <text:p text:style-name="P28">@virtual_classroom_lesson.add_to_playlist</text:p>
          </table:table-cell>
          <table:table-cell table:style-name="Tabella4.C18" office:value-type="string">
            <text:p text:style-name="P28">If it is already in the playlist, it does nothing, otherwise it sets 'position' as the first position in the playlist, and updates the other lessons.</text:p>
          </table:table-cell>
          <table:table-cell table:style-name="Tabella4.D18" office:value-type="string">
            <text:p text:style-name="P28">true / false</text:p>
          </table:table-cell>
        </table:table-row>
        <table:table-row>
          <table:table-cell table:style-name="Tabella4.A2" office:value-type="string">
            <text:p text:style-name="P27">18</text:p>
          </table:table-cell>
          <table:table-cell table:style-name="Tabella4.B19" office:value-type="string">
            <text:p text:style-name="P28">@virtual_classroom_lesson.remove_from_playlist</text:p>
          </table:table-cell>
          <table:table-cell table:style-name="Tabella4.C19" office:value-type="string">
            <text:p text:style-name="P28">Same as slides.</text:p>
          </table:table-cell>
          <table:table-cell table:style-name="Tabella4.D19" office:value-type="string">
            <text:p text:style-name="P28">true / false</text:p>
          </table:table-cell>
        </table:table-row>
        <table:table-row>
          <table:table-cell table:style-name="Tabella4.A2" office:value-type="string">
            <text:p text:style-name="P27">19</text:p>
          </table:table-cell>
          <table:table-cell table:style-name="Tabella4.B20" office:value-type="string">
            <text:p text:style-name="P28">@virtual_classroom_lesson.next_in_playlist</text:p>
          </table:table-cell>
          <table:table-cell table:style-name="Tabella4.C20" office:value-type="string">
            <text:p text:style-name="P28">Same as slides.</text:p>
          </table:table-cell>
          <table:table-cell table:style-name="Tabella4.D20" office:value-type="string">
            <text:p text:style-name="P28">obj / nil</text:p>
            <text:p text:style-name="P28">(no msg)</text:p>
          </table:table-cell>
        </table:table-row>
        <table:table-row>
          <table:table-cell table:style-name="Tabella4.A2" office:value-type="string">
            <text:p text:style-name="P27">20</text:p>
          </table:table-cell>
          <table:table-cell table:style-name="Tabella4.B21" office:value-type="string">
            <text:p text:style-name="P28">@virtual_classroom_lesson.prev_in_playlist</text:p>
          </table:table-cell>
          <table:table-cell table:style-name="Tabella4.C21" office:value-type="string">
            <text:p text:style-name="P28">Same as slides.</text:p>
          </table:table-cell>
          <table:table-cell table:style-name="Tabella4.D21" office:value-type="string">
            <text:p text:style-name="P28">obj / nil</text:p>
            <text:p text:style-name="P28">(no msg)</text:p>
          </table:table-cell>
        </table:table-row>
        <table:table-row>
          <table:table-cell table:style-name="Tabella4.A2" office:value-type="string">
            <text:p text:style-name="P27">21</text:p>
          </table:table-cell>
          <table:table-cell table:style-name="Tabella4.B22" office:value-type="string">
            <text:p text:style-name="P28">@user.playlist</text:p>
          </table:table-cell>
          <table:table-cell table:style-name="Tabella4.C22" office:value-type="string">
            <text:p text:style-name="P28">Gets that users's playlist ordered by position.</text:p>
          </table:table-cell>
          <table:table-cell table:style-name="Tabella4.D22" office:value-type="string">
            <text:p text:style-name="P28">array / empty array</text:p>
            <text:p text:style-name="P28">(no msg)</text:p>
          </table:table-cell>
        </table:table-row>
        <table:table-row>
          <table:table-cell table:style-name="Tabella4.A2" office:value-type="string">
            <text:p text:style-name="P27">22</text:p>
          </table:table-cell>
          <table:table-cell table:style-name="Tabella4.B23" office:value-type="string">
            <text:p text:style-name="P28">@lesson.add_to_virtual_classroom(user_id)</text:p>
          </table:table-cell>
          <table:table-cell table:style-name="Tabella4.C23" office:value-type="string">
            <text:p text:style-name="P28">Checks if the lesson may be added to virtual classroom, if yes it creates a record in virtual_classroom_lessons.</text:p>
          </table:table-cell>
          <table:table-cell table:style-name="Tabella4.D23" office:value-type="string">
            <text:p text:style-name="P28">true / false</text:p>
          </table:table-cell>
        </table:table-row>
        <table:table-row table:style-name="Tabella4.24">
          <table:table-cell table:style-name="Tabella4.A2" office:value-type="string">
            <text:p text:style-name="P27">23</text:p>
          </table:table-cell>
          <table:table-cell table:style-name="Tabella4.B24" office:value-type="string">
            <text:p text:style-name="P28">@lesson.remove_from_virtual_classroom(user_id)</text:p>
          </table:table-cell>
          <table:table-cell table:style-name="Tabella4.C24" office:value-type="string">
            <text:p text:style-name="P28">Looks for the element in virtual classroom and removes it updating positions.</text:p>
          </table:table-cell>
          <table:table-cell table:style-name="Tabella4.D24" office:value-type="string">
            <text:p text:style-name="P28">true / false</text:p>
          </table:table-cell>
        </table:table-row>
        <table:table-row>
          <table:table-cell table:style-name="Tabella4.A2" office:value-type="string">
            <text:p text:style-name="P27">24</text:p>
          </table:table-cell>
          <table:table-cell table:style-name="Tabella4.B25" office:value-type="string">
            <text:p text:style-name="P28">@lesson.bookmarked?</text:p>
          </table:table-cell>
          <table:table-cell table:style-name="Tabella4.C25" office:value-type="string">
            <text:p text:style-name="P28"/>
          </table:table-cell>
          <table:table-cell table:style-name="Tabella4.D25" office:value-type="string">
            <text:p text:style-name="P28">true / false</text:p>
            <text:p text:style-name="P28">(no msg)</text:p>
          </table:table-cell>
        </table:table-row>
        <table:table-row>
          <table:table-cell table:style-name="Tabella4.A2" office:value-type="string">
            <text:p text:style-name="P27">25</text:p>
          </table:table-cell>
          <table:table-cell table:style-name="Tabella4.B26" office:value-type="string">
            <text:p text:style-name="P28">@media_element.bookmarked?</text:p>
          </table:table-cell>
          <table:table-cell table:style-name="Tabella4.C26" office:value-type="string">
            <text:p text:style-name="P28"/>
          </table:table-cell>
          <table:table-cell table:style-name="Tabella4.D26" office:value-type="string">
            <text:p text:style-name="P28">true / false</text:p>
            <text:p text:style-name="P28">(no msg)</text:p>
          </table:table-cell>
        </table:table-row>
        <table:table-row>
          <table:table-cell table:style-name="Tabella4.A2" office:value-type="string">
            <text:p text:style-name="P27">26</text:p>
          </table:table-cell>
          <table:table-cell table:style-name="Tabella4.B27" office:value-type="string">
            <text:p text:style-name="P28">@user.bookmark(type, id)</text:p>
          </table:table-cell>
          <table:table-cell table:style-name="Tabella4.C27" office:value-type="string">
            <text:p text:style-name="P28"/>
          </table:table-cell>
          <table:table-cell table:style-name="Tabella4.D27" office:value-type="string">
            <text:p text:style-name="P28">true / false</text:p>
            <text:p text:style-name="P28">(no msg)</text:p>
          </table:table-cell>
        </table:table-row>
        <table:table-row>
          <table:table-cell table:style-name="Tabella4.A2" office:value-type="string">
            <text:p text:style-name="P27">27</text:p>
          </table:table-cell>
          <table:table-cell table:style-name="Tabella4.B28" office:value-type="string">
            <text:p text:style-name="P28">@bookmark.destroy</text:p>
          </table:table-cell>
          <table:table-cell table:style-name="Tabella4.C28" office:value-type="string">
            <text:p text:style-name="P28">Deletes also virtual_classroom_lessons if it's a lesson bookmark (see <text:span text:style-name="T24">Section </text:span><text:span text:style-name="T24">3.2</text:span>)</text:p>
          </table:table-cell>
          <table:table-cell table:style-name="Tabella4.D28" office:value-type="string">
            <text:p text:style-name="P28">It's an automatic method</text:p>
          </table:table-cell>
        </table:table-row>
        <table:table-row>
          <table:table-cell table:style-name="Tabella4.A2" office:value-type="string">
            <text:p text:style-name="P27">28</text:p>
          </table:table-cell>
          <table:table-cell table:style-name="Tabella4.B29" office:value-type="string">
            <text:p text:style-name="P28">Notification.send_to(user_id, msg)</text:p>
          </table:table-cell>
          <table:table-cell table:style-name="Tabella4.C29" office:value-type="string">
            <text:p text:style-name="P28">Sends a notification to the user with that message</text:p>
          </table:table-cell>
          <table:table-cell table:style-name="Tabella4.D29" office:value-type="string">
            <text:p text:style-name="P28">true / false</text:p>
            <text:p text:style-name="P28">(no msg)</text:p>
          </table:table-cell>
        </table:table-row>
        <table:table-row>
          <table:table-cell table:style-name="Tabella4.A2" office:value-type="string">
            <text:p text:style-name="P27">29</text:p>
          </table:table-cell>
          <table:table-cell table:style-name="Tabella4.B31" office:value-type="string">
            <text:p text:style-name="P28">@notification.has_been_seen</text:p>
          </table:table-cell>
          <table:table-cell table:style-name="Tabella4.C31" office:value-type="string">
            <text:p text:style-name="P28">Records that the notification has been seen by the receiver user</text:p>
          </table:table-cell>
          <table:table-cell table:style-name="Tabella4.D31" office:value-type="string">
            <text:p text:style-name="P28">true / false</text:p>
            <text:p text:style-name="P28">(no msg)</text:p>
          </table:table-cell>
        </table:table-row>
        <table:table-row>
          <table:table-cell table:style-name="Tabella4.A2" office:value-type="string">
            <text:p text:style-name="P27">30</text:p>
          </table:table-cell>
          <table:table-cell table:style-name="Tabella4.B31" office:value-type="string">
            <text:p text:style-name="P28">@user.like(lesson_id)</text:p>
          </table:table-cell>
          <table:table-cell table:style-name="Tabella4.C31" office:value-type="string">
            <text:p text:style-name="P28"/>
          </table:table-cell>
          <table:table-cell table:style-name="Tabella4.D31" office:value-type="string">
            <text:p text:style-name="P28">true / false</text:p>
            <text:p text:style-name="P28">(no msg)</text:p>
          </table:table-cell>
        </table:table-row>
        <table:table-row>
          <table:table-cell table:style-name="Tabella4.A2" office:value-type="string">
            <text:p text:style-name="P27">31</text:p>
          </table:table-cell>
          <table:table-cell table:style-name="Tabella4.B32" office:value-type="string">
            <text:p text:style-name="P28">@user.dislike(lesson_id)</text:p>
          </table:table-cell>
          <table:table-cell table:style-name="Tabella4.C32" office:value-type="string">
            <text:p text:style-name="P28"/>
          </table:table-cell>
          <table:table-cell table:style-name="Tabella4.D32" office:value-type="string">
            <text:p text:style-name="P28">true / false</text:p>
            <text:p text:style-name="P28">(no msg)</text:p>
          </table:table-cell>
        </table:table-row>
        <text:soft-page-break/>
        <table:table-row>
          <table:table-cell table:style-name="Tabella4.A2" office:value-type="string">
            <text:p text:style-name="P27">32</text:p>
          </table:table-cell>
          <table:table-cell table:style-name="Tabella4.B33" office:value-type="string">
            <text:p text:style-name="P28">@lesson.in_virtual_classroom?(an_user_id)</text:p>
          </table:table-cell>
          <table:table-cell table:style-name="Tabella4.C33" office:value-type="string">
            <text:p text:style-name="P28"/>
          </table:table-cell>
          <table:table-cell table:style-name="Tabella4.D33" office:value-type="string">
            <text:p text:style-name="P28">true / false</text:p>
            <text:p text:style-name="P28">(no msg)</text:p>
          </table:table-cell>
        </table:table-row>
        <table:table-row>
          <table:table-cell table:style-name="Tabella4.A2" office:value-type="string">
            <text:p text:style-name="P27">33</text:p>
          </table:table-cell>
          <table:table-cell table:style-name="Tabella4.B35" office:value-type="string">
            <text:p text:style-name="P28">@lesson.liked?(an_user_id)</text:p>
          </table:table-cell>
          <table:table-cell table:style-name="Tabella4.C35" office:value-type="string">
            <text:p text:style-name="P28"/>
          </table:table-cell>
          <table:table-cell table:style-name="Tabella4.D35" office:value-type="string">
            <text:p text:style-name="P28">true / false</text:p>
            <text:p text:style-name="P28">(no msg)</text:p>
          </table:table-cell>
        </table:table-row>
        <table:table-row>
          <table:table-cell table:style-name="Tabella4.A2" office:value-type="string">
            <text:p text:style-name="P27">34</text:p>
          </table:table-cell>
          <table:table-cell table:style-name="Tabella4.B35" office:value-type="string">
            <text:p text:style-name="P28">@user.report_lesson(lesson_id, msg)</text:p>
          </table:table-cell>
          <table:table-cell table:style-name="Tabella4.C35" office:value-type="string">
            <text:p text:style-name="P28"/>
          </table:table-cell>
          <table:table-cell table:style-name="Tabella4.D35" office:value-type="string">
            <text:p text:style-name="P28">true / false</text:p>
          </table:table-cell>
        </table:table-row>
        <table:table-row>
          <table:table-cell table:style-name="Tabella4.A2" office:value-type="string">
            <text:p text:style-name="P27">35</text:p>
          </table:table-cell>
          <table:table-cell table:style-name="Tabella4.B41" office:value-type="string">
            <text:p text:style-name="P28">@user.report_media_element(media_element_id, msg)</text:p>
          </table:table-cell>
          <table:table-cell table:style-name="Tabella4.C41" office:value-type="string">
            <text:p text:style-name="P28"/>
          </table:table-cell>
          <table:table-cell table:style-name="Tabella4.D41" office:value-type="string">
            <text:p text:style-name="P28">true / false</text:p>
          </table:table-cell>
        </table:table-row>
        <table:table-row>
          <table:table-cell table:style-name="Tabella4.A2" office:value-type="string">
            <text:p text:style-name="P27">36</text:p>
          </table:table-cell>
          <table:table-cell table:style-name="Tabella4.B41" office:value-type="string">
            <text:p text:style-name="P28">@user.suggested_lesson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7</text:p>
          </table:table-cell>
          <table:table-cell table:style-name="Tabella4.B41" office:value-type="string">
            <text:p text:style-name="P28">@user.suggested_media_element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8</text:p>
          </table:table-cell>
          <table:table-cell table:style-name="Tabella4.B41" office:value-type="string">
            <text:p text:style-name="P28">@user.own_lesson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9</text:p>
          </table:table-cell>
          <table:table-cell table:style-name="Tabella4.B41" office:value-type="string">
            <text:p text:style-name="P28">@user.own_media_element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0</text:p>
          </table:table-cell>
          <table:table-cell table:style-name="Tabella4.B41" office:value-type="string">
            <text:p text:style-name="P28">@user.search_lessons(word, page, for_page, order=nil, filter=nil, subject_id=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1</text:p>
          </table:table-cell>
          <table:table-cell table:style-name="Tabella4.B42" office:value-type="string">
            <text:p text:style-name="P28">@user.search_media_elements(word, page, for_page, order=nil, filter=nil)</text:p>
          </table:table-cell>
          <table:table-cell table:style-name="Tabella4.C42" office:value-type="string">
            <text:p text:style-name="P28"/>
          </table:table-cell>
          <table:table-cell table:style-name="Tabella4.D42" office:value-type="string">
            <text:p text:style-name="P28">collection</text:p>
          </table:table-cell>
        </table:table-row>
        <table:table-row>
          <table:table-cell table:style-name="Tabella4.A2" office:value-type="string">
            <text:p text:style-name="P27">42</text:p>
          </table:table-cell>
          <table:table-cell table:style-name="Tabella4.B43" office:value-type="string">
            <text:p text:style-name="P28">@user.full_virtual_classroom</text:p>
          </table:table-cell>
          <table:table-cell table:style-name="Tabella4.C43" office:value-type="string">
            <text:p text:style-name="P28"/>
          </table:table-cell>
          <table:table-cell table:style-name="Tabella4.D43" office:value-type="string">
            <text:p text:style-name="P28">collection</text:p>
          </table:table-cell>
        </table:table-row>
        <table:table-row>
          <table:table-cell table:style-name="Tabella4.A2" office:value-type="string">
            <text:p text:style-name="P27">43</text:p>
          </table:table-cell>
          <table:table-cell table:style-name="Tabella4.B44" office:value-type="string">
            <text:p text:style-name="P28">@lesson.cover</text:p>
          </table:table-cell>
          <table:table-cell table:style-name="Tabella4.C44" office:value-type="string">
            <text:p text:style-name="P28"/>
          </table:table-cell>
          <table:table-cell table:style-name="Tabella4.D44" office:value-type="string">
            <text:p text:style-name="P28">object of kinf Slide</text:p>
          </table:table-cell>
        </table:table-row>
        <table:table-row>
          <table:table-cell table:style-name="Tabella4.A2" office:value-type="string">
            <text:p text:style-name="P27">44</text:p>
          </table:table-cell>
          <table:table-cell table:style-name="Tabella4.B45" office:value-type="string">
            <text:p text:style-name="P28">@slide.has_media_element?</text:p>
          </table:table-cell>
          <table:table-cell table:style-name="Tabella4.C45" office:value-type="string">
            <text:p text:style-name="P28"/>
          </table:table-cell>
          <table:table-cell table:style-name="Tabella4.D45" office:value-type="string">
            <text:p text:style-name="P28">true / false</text:p>
            <text:p text:style-name="P28">(no msg)</text:p>
          </table:table-cell>
        </table:table-row>
        <table:table-row>
          <table:table-cell table:style-name="Tabella4.A2" office:value-type="string">
            <text:p text:style-name="P27">45</text:p>
          </table:table-cell>
          <table:table-cell table:style-name="Tabella4.B46" office:value-type="string">
            <text:p text:style-name="P28">Tag.get_friendly_tags(item_id, kind)</text:p>
          </table:table-cell>
          <table:table-cell table:style-name="Tabella4.C46" office:value-type="string">
            <text:p text:style-name="P28"/>
          </table:table-cell>
          <table:table-cell table:style-name="Tabella4.D46" office:value-type="string">
            <text:p text:style-name="P28">string</text:p>
          </table:table-cell>
        </table:table-row>
        <table:table-row>
          <table:table-cell table:style-name="Tabella4.A2" office:value-type="string">
            <text:p text:style-name="P27">46</text:p>
          </table:table-cell>
          <table:table-cell table:style-name="Tabella4.B47" office:value-type="string">
            <text:p text:style-name="P28">@user.playlist_full?</text:p>
          </table:table-cell>
          <table:table-cell table:style-name="Tabella4.C47" office:value-type="string">
            <text:p text:style-name="P28"/>
          </table:table-cell>
          <table:table-cell table:style-name="Tabella4.D47" office:value-type="string">
            <text:p text:style-name="P28">true / false</text:p>
            <text:p text:style-name="P28">(no msg)</text:p>
          </table:table-cell>
        </table:table-row>
        <table:table-row>
          <table:table-cell table:style-name="Tabella4.A2" office:value-type="string">
            <text:p text:style-name="P27">47</text:p>
          </table:table-cell>
          <table:table-cell table:style-name="Tabella4.B48" office:value-type="string">
            <text:p text:style-name="P28">@user.empty_playlist</text:p>
          </table:table-cell>
          <table:table-cell table:style-name="Tabella4.C48" office:value-type="string">
            <text:p text:style-name="P28"/>
          </table:table-cell>
          <table:table-cell table:style-name="Tabella4.D48" office:value-type="string">
            <text:p text:style-name="P28">true / false</text:p>
            <text:p text:style-name="P28">(no msg)</text:p>
          </table:table-cell>
        </table:table-row>
        <table:table-row>
          <table:table-cell table:style-name="Tabella4.A2" office:value-type="string">
            <text:p text:style-name="P27">48</text:p>
          </table:table-cell>
          <table:table-cell table:style-name="Tabella4.B49" office:value-type="string">
            <text:p text:style-name="P28">@user.empty_virtual_classroom</text:p>
          </table:table-cell>
          <table:table-cell table:style-name="Tabella4.C49" office:value-type="string">
            <text:p text:style-name="P28"/>
          </table:table-cell>
          <table:table-cell table:style-name="Tabella4.D49" office:value-type="string">
            <text:p text:style-name="P28">nothing</text:p>
          </table:table-cell>
        </table:table-row>
        <table:table-row>
          <table:table-cell table:style-name="Tabella4.A2" office:value-type="string">
            <text:p text:style-name="P27">49</text:p>
          </table:table-cell>
          <table:table-cell table:style-name="Tabella4.B50" office:value-type="string">
            <text:p text:style-name="P28">@slide.update(title, text, media_elements)</text:p>
          </table:table-cell>
          <table:table-cell table:style-name="Tabella4.C50" office:value-type="string">
            <text:p text:style-name="P28">media_elements = {position =&gt; [media_element_id, alignment, caption]}</text:p>
          </table:table-cell>
          <table:table-cell table:style-name="Tabella4.D50" office:value-type="string">
            <text:p text:style-name="P28">true / false</text:p>
            <text:p text:style-name="P28">(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text:soft-page-break/>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9">Bottone</text:p>
          </table:table-cell>
          <table:table-cell table:style-name="Tabella5.B1" office:value-type="string">
            <text:p text:style-name="P29">Effetto in Dashboard (1)</text:p>
          </table:table-cell>
          <table:table-cell table:style-name="Tabella5.B1" office:value-type="string">
            <text:p text:style-name="P29">Effetto in mia sezione (2)</text:p>
          </table:table-cell>
          <table:table-cell table:style-name="Tabella5.B1" office:value-type="string">
            <text:p text:style-name="P29">Effetto in motore di ricerca (3)</text:p>
          </table:table-cell>
        </table:table-row>
        <table:table-row>
          <table:table-cell table:style-name="Tabella5.A2" office:value-type="string">
            <text:p text:style-name="P27">Preview</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row>
        <table:table-row>
          <table:table-cell table:style-name="Tabella5.A2" office:value-type="string">
            <text:p text:style-name="P31">Edit</text:p>
          </table:table-cell>
          <table:table-cell table:style-name="Tabella5.B2" office:value-type="string">
            <text:p text:style-name="P31">Link a nuova pagina (vedi sopra per pop up di conferma)</text:p>
          </table:table-cell>
          <table:table-cell table:style-name="Tabella5.B2" office:value-type="string">
            <text:p text:style-name="P31">Link a nuova pagina</text:p>
            <text:p text:style-name="P31">(vedi sopra per pop up di conferma)</text:p>
          </table:table-cell>
          <table:table-cell table:style-name="Tabella5.B2" office:value-type="string">
            <text:p text:style-name="P31">Link a nuova pagina</text:p>
            <text:p text:style-name="P31">(vedi sopra per pop up di conferma)</text:p>
          </table:table-cell>
        </table:table-row>
        <table:table-row>
          <table:table-cell table:style-name="Tabella5.A2" office:value-type="string">
            <text:p text:style-name="P31">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Un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Add</text:p>
          </table:table-cell>
          <table:table-cell table:style-name="Tabella5.B2" office:value-type="string">
            <text:p text:style-name="P31">Elimina con effetto di dissolvenza</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Remove</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Destroy</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Elimina con effetto di dissolvenza</text:p>
          </table:table-cell>
        </table:table-row>
        <table:table-row>
          <table:table-cell table:style-name="Tabella5.A2" office:value-type="string">
            <text:p text:style-name="P31">Like</text:p>
          </table:table-cell>
          <table:table-cell table:style-name="Tabella5.B2" office:value-type="string">
            <text:p text:style-name="P31">Ricarica elemento</text:p>
          </table:table-cell>
          <table:table-cell table:style-name="Tabella5.B2" office:value-type="string">
            <text:p text:style-name="P31">Ricarica elemento</text:p>
          </table:table-cell>
          <table:table-cell table:style-name="Tabella5.B2" office:value-type="string">
            <text:p text:style-name="P31">Ricarica elemento</text:p>
          </table:table-cell>
        </table:table-row>
        <table:table-row>
          <table:table-cell table:style-name="Tabella5.A2" office:value-type="string">
            <text:p text:style-name="P31">Virtual Classroom</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ext:soft-page-break/>
        <table:table-row>
          <table:table-cell table:style-name="Tabella5.A2" office:value-type="string">
            <text:p text:style-name="P31">Copy</text:p>
          </table:table-cell>
          <table:table-cell table:style-name="Tabella5.B2" office:value-type="string">
            <text:p text:style-name="P31">Non è previsto</text:p>
          </table:table-cell>
          <table:table-cell table:style-name="Tabella5.B2" office:value-type="string">
            <text:p text:style-name="P31">Pop up successo + tendina che sposta in basso le altre lezioni</text:p>
          </table:table-cell>
          <table:table-cell table:style-name="Tabella5.B2" office:value-type="string">
            <text:p text:style-name="P31">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text:soft-page-break/></text:p>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731461783"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361548238" text:style-name="L33">
        <text:list-item>
          <text:p text:style-name="P58">@tag = { :tag_kind == '' =&gt; '', :tag_kind == '0' =&gt; :tag, :tag_kind == intero non corretto =&gt; '' :tag_kind == intero corretto =&gt; :tag_kind.to_i}</text:p>
        </text:list-item>
        <text:list-item>
          <text:p text:style-name="P58">@page = params[:page]</text:p>
        </text:list-item>
        <text:list-item>
          <text:p text:style-name="P58">@filter</text:p>
        </text:list-item>
        <text:list-item>
          <text:p text:style-name="P58">@order</text:p>
        </text:list-item>
        <text:list-item>
          <text:p text:style-name="P58">@subject_id (solo se item è lesson)</text:p>
        </text:list-item>
        <text:list-item>
          <text:p text:style-name="P58">@for_page</text:p>
        </text:list-item>
      </text:list>
      <text:p text:style-name="P3"/>
      <text:p text:style-name="P3">cerco da:</text:p>
      <text:list xml:id="list1566781788" text:style-name="L34">
        <text:list-item>
          <text:p text:style-name="P59">dashboard, o lessons =&gt; preimpostato lessons</text:p>
        </text:list-item>
        <text:list-item>
          <text:p text:style-name="P59">media_elements =&gt; preimpostato media_elements</text:p>
        </text:list-item>
      </text:list>
      <text:p text:style-name="P3"/>
      <text:p text:style-name="P3">entro con il link da: idem come sopra, ma è l'unico caso in cui ho @did_you_search = false</text:p>
      <text:p text:style-name="P3"/>
      <text:p text:style-name="P3"><text:soft-page-break/>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FILTRI DEL CONTROLLER LESSON EDITOR</text:p>
      <text:p text:style-name="P3"/>
      <text:list xml:id="list1524248589" text:style-name="L35">
        <text:list-item>
          <text:p text:style-name="P76">initialize_lesson_with_owner</text:p>
          <text:p text:style-name="P60">→ <text:span text:style-name="T35">@lesson_id</text:span></text:p>
          <text:p text:style-name="P60">→ <text:span text:style-name="T35">@lesson</text:span></text:p>
          <text:p text:style-name="P60">→ @ok = @lesson &amp;&amp; @current_user.id == @lesson.user_id</text:p>
        </text:list-item>
        <text:list-item>
          <text:p text:style-name="P76">initialize_subjects</text:p>
          <text:p text:style-name="P60">→ <text:span text:style-name="T35">@subjects</text:span></text:p>
        </text:list-item>
        <text:list-item>
          <text:p text:style-name="P76">initialize_lesson_with_owner_and_slide</text:p>
          <text:p text:style-name="P60">→ <text:span text:style-name="T35">@lesson_id</text:span></text:p>
          <text:p text:style-name="P60">→ <text:span text:style-name="T35">@lesson</text:span></text:p>
          <text:p text:style-name="P60">→ <text:span text:style-name="T35">@slide_id</text:span></text:p>
          <text:p text:style-name="P60">→ <text:span text:style-name="T35">@slide</text:span></text:p>
          <text:p text:style-name="P60">→ @ok = @lesson &amp;&amp; @slide &amp;&amp; @current_user.id == @lesson.user_id &amp;&amp; @lesson.id == @slide.lesson_id</text:p>
        </text:list-item>
        <text:list-item>
          <text:p text:style-name="P76">initialize_kind</text:p>
          <text:p text:style-name="P60">→ <text:span text:style-name="T35">@kind</text:span></text:p>
          <text:p text:style-name="P60">→ @ok = (Slide::KINDS.reject {|a_kind| a_kind == Slide::COVER}).include?(@kind)</text:p>
        </text:list-item>
        <text:list-item>
          <text:p text:style-name="P76">initialize_position</text:p>
          <text:p text:style-name="P60">→ <text:span text:style-name="T35">@position</text:span></text:p>
          <text:p text:style-name="P60">→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29">AZIONE</text:p>
          </table:table-cell>
          <table:table-cell table:style-name="Tabella2.B1" office:value-type="string">
            <text:p text:style-name="P29">FILTRI (vedi sopra)</text:p>
          </table:table-cell>
        </table:table-row>
        <table:table-row>
          <table:table-cell table:style-name="Tabella2.A2" office:value-type="string">
            <text:p text:style-name="P28">index</text:p>
          </table:table-cell>
          <table:table-cell table:style-name="Tabella2.B2" office:value-type="string">
            <text:p text:style-name="P28">F1</text:p>
          </table:table-cell>
        </table:table-row>
        <table:table-row>
          <table:table-cell table:style-name="Tabella2.A2" office:value-type="string">
            <text:p text:style-name="P28">edit</text:p>
          </table:table-cell>
          <table:table-cell table:style-name="Tabella2.B2" office:value-type="string">
            <text:p text:style-name="P28">F1 + F2</text:p>
          </table:table-cell>
        </table:table-row>
        <table:table-row>
          <table:table-cell table:style-name="Tabella2.A2" office:value-type="string">
            <text:p text:style-name="P28">update</text:p>
          </table:table-cell>
          <table:table-cell table:style-name="Tabella2.B2" office:value-type="string">
            <text:p text:style-name="P28">F1</text:p>
          </table:table-cell>
        </table:table-row>
        <table:table-row>
          <table:table-cell table:style-name="Tabella2.A2" office:value-type="string">
            <text:p text:style-name="P28">new</text:p>
          </table:table-cell>
          <table:table-cell table:style-name="Tabella2.B2" office:value-type="string">
            <text:p text:style-name="P28">F2</text:p>
          </table:table-cell>
        </table:table-row>
        <table:table-row>
          <table:table-cell table:style-name="Tabella2.A2" office:value-type="string">
            <text:p text:style-name="P28">create</text:p>
          </table:table-cell>
          <table:table-cell table:style-name="Tabella2.B2" office:value-type="string">
            <text:p text:style-name="P28">-</text:p>
          </table:table-cell>
        </table:table-row>
        <table:table-row>
          <table:table-cell table:style-name="Tabella2.A2" office:value-type="string">
            <text:p text:style-name="P28">add_slide</text:p>
          </table:table-cell>
          <table:table-cell table:style-name="Tabella2.B2" office:value-type="string">
            <text:p text:style-name="P28">F3 + F4</text:p>
          </table:table-cell>
        </table:table-row>
        <table:table-row>
          <table:table-cell table:style-name="Tabella2.A2" office:value-type="string">
            <text:p text:style-name="P28">show_gallery</text:p>
          </table:table-cell>
          <table:table-cell table:style-name="Tabella2.B2" office:value-type="string">
            <text:p text:style-name="P28">F3</text:p>
          </table:table-cell>
        </table:table-row>
        <table:table-row>
          <table:table-cell table:style-name="Tabella2.A2" office:value-type="string">
            <text:p text:style-name="P28">save_slide</text:p>
          </table:table-cell>
          <table:table-cell table:style-name="Tabella2.B2" office:value-type="string">
            <text:p text:style-name="P28">F3</text:p>
          </table:table-cell>
        </table:table-row>
        <table:table-row>
          <table:table-cell table:style-name="Tabella2.A2" office:value-type="string">
            <text:p text:style-name="P28">delete_slide</text:p>
          </table:table-cell>
          <table:table-cell table:style-name="Tabella2.B2" office:value-type="string">
            <text:p text:style-name="P28">F3</text:p>
          </table:table-cell>
        </table:table-row>
        <table:table-row>
          <table:table-cell table:style-name="Tabella2.A2" office:value-type="string">
            <text:p text:style-name="P28">change_slide_position</text:p>
          </table:table-cell>
          <table:table-cell table:style-name="Tabella2.B2" office:value-type="string">
            <text:p text:style-name="P28">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2027469239" text:style-name="L36">
        <text:list-item>
          <text:p text:style-name="P61">lesson_editor_controller#update =&gt; modified</text:p>
        </text:list-item>
        <text:list-item>
          <text:p text:style-name="P61">user#create_lesson =&gt; parte direttamente con copied_not_modified = false</text:p>
        </text:list-item>
        <text:list-item>
          <text:p text:style-name="P61">lesson#copy =&gt; parte direttamente con copied_not_modified = true</text:p>
        </text:list-item>
        <text:list-item>
          <text:p text:style-name="P61">lesson#add_slide =&gt; modify</text:p>
        </text:list-item>
        <text:list-item>
          <text:p text:style-name="P61"><text:soft-page-break/>slide#update_with_media_elements =&gt; modify</text:p>
        </text:list-item>
        <text:list-item>
          <text:p text:style-name="P61">slide#destroy_with_positions =&gt; modify</text:p>
        </text:list-item>
        <text:list-item>
          <text:p text:style-name="P61">slide#change_position =&gt; modify</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3T15:01:54</dc:date>
    <dc:creator>Morgan Spa</dc:creator>
    <meta:editing-duration>P1DT10H40M32S</meta:editing-duration>
    <meta:editing-cycles>593</meta:editing-cycles>
    <meta:generator>LibreOffice/3.5$Linux_X86_64 LibreOffice_project/350m1$Build-2</meta:generator>
    <meta:printed-by>Morgan Spa</meta:printed-by>
    <meta:print-date>2012-11-23T09:44:27</meta:print-date>
    <meta:document-statistic meta:table-count="5" meta:image-count="1" meta:object-count="0" meta:page-count="28" meta:paragraph-count="1070" meta:word-count="7541" meta:character-count="42457" meta:non-whitespace-character-count="40876"/>
  </office:meta>
</office:document-meta>
</file>